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9a9b"/>
    </style:style>
    <style:style style:name="P2" style:family="paragraph" style:parent-style-name="Text_20_body">
      <style:text-properties officeooo:paragraph-rsid="00140f56"/>
    </style:style>
    <style:style style:name="P3" style:family="paragraph" style:parent-style-name="Text_20_body">
      <style:text-properties officeooo:paragraph-rsid="00140f56"/>
    </style:style>
    <style:style style:name="P4" style:family="paragraph" style:parent-style-name="Heading_20_1">
      <style:text-properties officeooo:rsid="00140f56" officeooo:paragraph-rsid="00140f56"/>
    </style:style>
    <style:style style:name="T1" style:family="text">
      <style:text-properties officeooo:rsid="00139a9b"/>
    </style:style>
    <style:style style:name="T2" style:family="text">
      <style:text-properties officeooo:rsid="00140f56"/>
    </style:style>
    <style:style style:name="T3" style:family="text">
      <style:text-properties officeooo:rsid="001447e1"/>
    </style:style>
    <style:style style:name="T4" style:family="text">
      <style:text-properties officeooo:rsid="0015c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1">apport de projet PHP</text:span></text:p>
      <text:p text:style-name="P1"/>
      <text:h text:style-name="P4" text:outline-level="1">Problèmes rencontrés et solutions :</text:h>
      <text:p text:style-name="P2">- <text:span text:style-name="T2">Comment gérer toutes les données ? Solution :bdd plutôt que fichier. Pourquoi:suffisament d'aisance avec mysql + une bonne occasion d'utiliser PHP5.X</text:span></text:p>
      <text:p text:style-name="P2">- <text:span text:style-name="T2">La bdd doit-elle être hebergée en ligne ou stockée en local ? Solution:local. Pourquoi : en ligne = contrainte qui sont supérieur au besoin ( le site étant un projet, une fois la bdd faite avec jeu d'essai, elle ne changera plus).</text:span></text:p>
      <text:p text:style-name="P2">- <text:span text:style-name="T3">Gestion du projet?solution : gestion de version : github, gestion des tâches/répartition : trello/méthodes agiles.</text:span></text:p>
      <text:p text:style-name="P2">- <text:span text:style-name="T4">Acces à la bdd → PHP objet → D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</meta:initial-creator>
    <meta:creation-date>2014-10-28T14:25:07.917942062</meta:creation-date>
    <dc:date>2014-10-29T00:15:07.866190812</dc:date>
    <dc:creator>Baptiste </dc:creator>
    <meta:editing-duration>PT6H52M52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6" meta:word-count="100" meta:character-count="589" meta:non-whitespace-character-count="495"/>
  </office:meta>
</office:document-meta>
</file>